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7e964" style:font-size-asian="15pt" style:font-name-complex="Garamond" style:font-size-complex="15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4efe0" style:font-size-asian="22pt" style:font-name-complex="Garamond" style:font-size-complex="2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4efe0" style:font-size-asian="14pt" style:font-size-complex="14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7e964" style:font-size-asian="10pt" style:font-name-complex="Garamond" style:font-size-complex="15pt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801c1" style:font-size-asian="15pt" style:font-name-complex="Garamond" style:font-size-complex="15pt"/>
    </style:style>
    <style:style style:name="P6" style:family="paragraph" style:parent-style-name="Standard" style:list-style-name="L1">
      <style:paragraph-properties fo:margin-top="0.106cm" fo:margin-bottom="0.106cm" loext:contextual-spacing="false" style:line-height-at-least="0.353cm" fo:text-align="justify" style:justify-single-word="false"/>
      <style:text-properties officeooo:paragraph-rsid="000801c1"/>
    </style:style>
    <style:style style:name="T1" style:family="text">
      <style:text-properties style:font-name="Impact"/>
    </style:style>
    <style:style style:name="T2" style:family="text">
      <style:text-properties style:font-name="Impact" officeooo:rsid="0004efe0"/>
    </style:style>
    <style:style style:name="T3" style:family="text">
      <style:text-properties officeooo:rsid="0004efe0"/>
    </style:style>
    <style:style style:name="T4" style:family="text">
      <style:text-properties style:font-name="JARDOTTY" style:font-name-complex="Garamon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801c1" style:font-style-asian="italic" style:font-weight-asian="bold" style:font-style-complex="italic" style:font-weight-complex="bold"/>
    </style:style>
    <style:style style:name="T7" style:family="text">
      <style:text-properties style:font-name-complex="Garamond"/>
    </style:style>
    <style:style style:name="T8" style:family="text">
      <style:text-properties officeooo:rsid="0007e964" style:font-name-complex="Garamond"/>
    </style:style>
    <style:style style:name="T9" style:family="text">
      <style:text-properties style:font-name="Linux Libertine O" fo:font-size="15pt" style:font-size-asian="15pt" style:font-name-complex="Garamond" style:font-size-complex="15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</text:p>
      <text:p text:style-name="P2"><text:span text:style-name="T1">Chapter XX</text:span><text:span text:style-name="T2">X</text:span> – <text:span text:style-name="T3">Natural Virtues</text:span></text:p>
      <text:p text:style-name="P1">l. A virtue is a good <text:s/>_ _ _ _ _ _ _ ; a vice, a bad <text:s/>_ _ _ _ _ _ _ .</text:p>
      <text:p text:style-name="P1">2. A virtue helps us to do things that are in line with our <text:s/>_ _ _ _ _ _ _ <text:s/>and with our <text:s/>_ _ _ _ _ _ _ .</text:p>
      <text:p text:style-name="P1">3. We have two spiritual faculties: our <text:s/>_ _ _ _ _ _ _ _ _ _ <text:s/>and our <text:s/>_ _ _ _ _ .</text:p>
      <text:p text:style-name="P1">4. Our intellect is perfected by the <text:s/>_ _ _ _ _ _ _ _ _ _ _ <text:s/>virtues; our will, by the <text:s/>_ _ _ _ _ _ _ <text:s/>virtues.</text:p>
      <text:p text:style-name="P5">5. The five main intellectual virtues are called respectively</text:p>
      <text:list xml:id="list5804180301687480214" text:style-name="L1">
        <text:list-item>
          <text:p text:style-name="P6"><text:span text:style-name="T9">_ _ _ _ _ _ _ </text:span></text:p>
        </text:list-item>
        <text:list-item>
          <text:p text:style-name="P6"><text:span text:style-name="T9">_ _ _ _ _ _ _ </text:span></text:p>
        </text:list-item>
        <text:list-item>
          <text:p text:style-name="P6"><text:span text:style-name="T9">_ _ _ _ _ _ _ </text:span></text:p>
        </text:list-item>
        <text:list-item>
          <text:p text:style-name="P6"><text:span text:style-name="T9">_ _ _ _ _ _ _ </text:span></text:p>
        </text:list-item>
        <text:list-item>
          <text:p text:style-name="P6"><text:span text:style-name="T9">_ _ _ _ _ _ _ .</text:span></text:p>
        </text:list-item>
      </text:list>
      <text:p text:style-name="P1">6. The most fundamental of them is <text:s/>_ _ _ _ _ _ _ _ _ _ _ .</text:p>
      <text:p text:style-name="P1">7. The one that helps us to be a good human being is <text:s/>_ _ _ _ _ _ _ _ .</text:p>
      <text:p text:style-name="P1">8. The habit of first principles is called the virtue of <text:s/>_ _ _ _ _ _ _ _ _ _ _ .</text:p>
      <text:p text:style-name="P1">9. The virtue that helps us to know the ultimate causes of things is _ _ _ _ _ _ .</text:p>
      <text:p text:style-name="P1"><text:span text:style-name="T8">1</text:span><text:span text:style-name="T7">0. We acquire this virtue by studying that part of philosophy which is called <text:s/>_ _ _ _ _ _ _ _ _ _ .</text:span></text:p>
      <text:p text:style-name="P1">11. Art is right reason in <text:s/>_ _ _ _ _ _ _ <text:s/>things.</text:p>
      <text:p text:style-name="P1">12. Prudence is right reason in <text:s/>_ _ _ _ _ _ _ <text:s/>things.</text:p>
      <text:p text:style-name="P1">13. Prudence helps us to judge and use the right means to attain our true _ _ _.</text:p>
      <text:p text:style-name="P1"><text:span text:style-name="T7">14. Prudence perfects our (</text:span><text:span text:style-name="T4">speculative</text:span><text:span text:style-name="T7">) (</text:span><text:span text:style-name="T4">practical</text:span><text:span text:style-name="T7">) judgments.</text:span></text:p>
      <text:p text:style-name="P1">15. It does this by imposing the golden _ _ _ _ <text:s/>on the acts of the moral virtues.</text:p>
      <text:p text:style-name="P1"><text:span text:style-name="T7">16. The golden mean (</text:span><text:span text:style-name="T4">is</text:span><text:span text:style-name="T7">) (</text:span><text:span text:style-name="T4">is not</text:span><text:span text:style-name="T7">) compatible with heroism in conduct.</text:span></text:p>
      <text:p text:style-name="P1">17. To be prudent, I must train myself to do three things: to <text:s/>_ _ _ _ _ _ _ <text:s/>reasonably, to <text:s/>_ _ _ _ _ _ _ <text:s/>rightly, and to <text:s/>_ _ _ _ _ _ _ <text:s/>this judgment in practice.</text:p>
      <text:p text:style-name="P1">18. By practical truth I mean the conformity of my practical judgment with an <text:s/>_ _ _ _ _ _ _ <text:s/>will.</text:p>
      <text:p text:style-name="P1"><text:soft-page-break/>19. Aristotle wisely reminds us that “As a man <text:s/>_ _ _ <text:s/>so does an end seem to him.”</text:p>
      <text:p text:style-name="P1"><text:span text:style-name="T7">20. If a person habitually gives way to his passions, he (</text:span><text:span text:style-name="T4">can still</text:span><text:span text:style-name="T7">) (</text:span><text:span text:style-name="T4">cannot</text:span><text:span text:style-name="T7">) be prudent.</text:span></text:p>
      <text:p text:style-name="P1">21. Lukewarmness is cured by increasing our love of the <text:s/>_ _ _ .</text:p>
      <text:p text:style-name="P1">22. Our Saviour says: “Seek ye therefore first the kingdom of <text:s/>_ _ _ _ _ <text:s/>and His glory, and <text:s/>_ _ _ _ <text:s/>these things shall be added unto you.”</text:p>
      <text:p text:style-name="P1"><text:span text:style-name="T7">23. A person who shrewdly cheats in business (</text:span><text:span text:style-name="T4">is</text:span><text:span text:style-name="T7">) (</text:span><text:span text:style-name="T4">is not</text:span><text:span text:style-name="T7">) here exercising the virtue of prudence.</text:span></text:p>
      <text:p text:style-name="P1"><text:span text:style-name="T7">24. Attributing a nobler motive to our acts than that which we really have is called (</text:span><text:span text:style-name="T4">rationalisation</text:span><text:span text:style-name="T7">) (</text:span><text:span text:style-name="T4">nationalisation</text:span><text:span text:style-name="T7">) (</text:span><text:span text:style-name="T4">civilisation</text:span><text:span text:style-name="T7">).</text:span></text:p>
      <text:p text:style-name="P1">25. The ancients called prudence the <text:s/>_ _ _ _ _ _ _ _ _ <text:s/>of the virtues.</text:p>
      <text:p text:style-name="P1"/>
      <text:p text:style-name="P4">l. A virtue is a good (<text:span text:style-name="T6">habit</text:span>); a vice, a bad (<text:span text:style-name="T6">habit</text:span>). 2. A virtue helps us to do things that are in line with our (<text:span text:style-name="T6">nature</text:span>) and with our (<text:span text:style-name="T6">end</text:span>). 3. We have two spiritual faculties: our (<text:span text:style-name="T6">intellect</text:span>) and our (<text:span text:style-name="T6">will</text:span>). 4. Our intellect is perfected by the (<text:span text:style-name="T6">intellectual</text:span>) virtues; our will, by the (<text:span text:style-name="T6">moral</text:span>) virtues. 5. The five main intellectual virtues are called respectively (<text:span text:style-name="T6">understanding, wisdom, science, art and prudence</text:span>). 6. The most fundamental of them is (<text:span text:style-name="T6">understanding</text:span>). 7. The one that helps us to be a good human being is (<text:span text:style-name="T6">prudence</text:span>). 8. The habit of first principles is called the virtue of (<text:span text:style-name="T6">understanding</text:span>). 9. The virtue that helps us to know the ultimate causes of things is (<text:span text:style-name="T6">wisdom</text:span>). 10. We acquire this virtue by studying that part of philosophy which is called (<text:span text:style-name="T6">metaphysics</text:span>). 11. Art is right reason in (<text:span text:style-name="T6">making</text:span>) things. 12. Prudence is right reason in (<text:span text:style-name="T6">doing</text:span>) things. 13. Prudence helps us to judge and use the right means to attain our true (<text:span text:style-name="T6">end</text:span>). 14. Prudence perfects our (speculative) (<text:span text:style-name="T5">practical</text:span>) judgments. 15. It does this by imposing the golden (<text:span text:style-name="T6">mean</text:span>) on the acts of the moral virtues. 16. The golden mean (<text:span text:style-name="T5">is</text:span>) (is not) compatible with heroism in conduct. 17. To be prudent, I must train myself to do three things: to (<text:span text:style-name="T6">reflect</text:span>) reasonably, to (<text:span text:style-name="T6">judge</text:span>) rightly, and to (<text:span text:style-name="T6">execute</text:span>) this judgment in practice. 18. By practical truth I mean the conformity of my practical judgment with an (<text:span text:style-name="T6">upright</text:span>) will. 19. Aristotle wisely reminds us that “As a man (<text:span text:style-name="T6">is</text:span>) so does an end seem to him.” 20. If a person habitually gives way to his passions, he (can still) (<text:span text:style-name="T5">cannot</text:span>) be prudent. 21. Lukewarmness is cured by increasing our love of the (<text:span text:style-name="T6">end</text:span>). 22. Our Saviour says: “Seek ye therefore first the kingdom of (<text:span text:style-name="T6">God</text:span>) and His glory, and (<text:span text:style-name="T6">all</text:span>) these things shall be added unto you.” 23. A person who shrewdly cheats in business (is) (<text:span text:style-name="T5">is not</text:span>) here exercising the virtue of prudence. 24. Attributing a nobler motive to our acts than that which we really have is called (<text:span text:style-name="T5">rationalisation</text:span>) (nationalisation) (civilisation). 25. The ancients called prudence the (<text:span text:style-name="T6">charioteer</text:span>) of the virt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55:24.525809670</meta:creation-date>
    <dc:date>2016-05-13T10:41:56.321188127</dc:date>
    <meta:editing-duration>PT25M47S</meta:editing-duration>
    <meta:editing-cycles>5</meta:editing-cycles>
    <meta:generator>LibreOffice/4.3.3.2$Linux_X86_64 LibreOffice_project/430m0$Build-2</meta:generator>
    <meta:print-date>2016-05-10T13:35:24.066266273</meta:print-date>
    <meta:document-statistic meta:table-count="0" meta:image-count="0" meta:object-count="0" meta:page-count="3" meta:paragraph-count="33" meta:word-count="920" meta:character-count="4365" meta:non-whitespace-character-count="3439"/>
  </office:meta>
</office:document-meta>
</file>